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 COS301 Class</text:p>
            <text:p>-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02:12:27.7790042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9T02:13:26.030256439</dc:date>
    <meta:creation-date>2016-09-05T22:47:24Z</meta:creation-date>
    <meta:editing-cycles>1608</meta:editing-cycles>
    <meta:editing-duration>P33DT9H26M34S</meta:editing-duration>
    <meta:generator>LibreOffice/5.2.7.2$Linux_X86_64 LibreOffice_project/20m0$Build-2</meta:generator>
    <meta:document-statistic meta:table-count="4" meta:cell-count="4375" meta:object-count="0"/>
  </office:meta>
</office:document-meta>
</file>